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1" svg:font-family="arial1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3pt" officeooo:rsid="000d5882" officeooo:paragraph-rsid="000d5882" style:font-size-asian="13pt" style:font-size-complex="13pt"/>
    </style:style>
    <style:style style:name="T1" style:family="text">
      <style:text-properties officeooo:rsid="000e6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sección de mi sitio que va a ser dinámica son las Noticias y voy a plantear la tabla con <text:span text:style-name="T1">un</text:span> <text:span text:style-name="T1">id,</text:span> un título, un subtítulo y un cuerpo.</text:p>
      <text:p text:style-name="P1"><text:line-break/>También quiero hacer dinámica una sección llamada sectores, donde la tabla será planteada con <text:span text:style-name="T1">un id,</text:span> un título y una descripción del lugar donde cada usuario escribirá sobre los sectores de escalada que va conocien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1" svg:font-family="arial1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23:53:31.218017356</meta:creation-date>
    <dc:date>2022-04-16T00:29:10.682527300</dc:date>
    <meta:editing-duration>PT7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64" meta:character-count="353" meta:non-whitespace-character-count="290"/>
  </office:meta>
</office:document-meta>
</file>